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3333" fo:letter-spacing="normal" fo:font-style="normal" fo:font-weight="normal" officeooo:rsid="001b5793" officeooo:paragraph-rsid="002ac289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ff3333" fo:letter-spacing="normal" fo:font-style="normal" fo:font-weight="normal" officeooo:rsid="001b5793" officeooo:paragraph-rsid="001b5793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ff3333" fo:letter-spacing="normal" fo:font-style="normal" fo:font-weight="normal" officeooo:rsid="002b0349" officeooo:paragraph-rsid="002b0349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ff3333" fo:letter-spacing="normal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ff3333" fo:letter-spacing="normal" fo:font-style="normal" fo:font-weight="normal"/>
    </style:style>
    <style:style style:name="P9" style:family="paragraph" style:parent-style-name="Preformatted_20_Text">
      <style:paragraph-properties fo:orphans="2" fo:widows="2"/>
    </style:style>
    <style:style style:name="P10" style:family="paragraph" style:parent-style-name="Preformatted_20_Text">
      <style:paragraph-properties fo:orphans="2" fo:widows="2"/>
      <style:text-properties fo:color="#ff3333"/>
    </style:style>
    <style:style style:name="P11" style:family="paragraph" style:parent-style-name="Preformatted_20_Text">
      <style:paragraph-properties fo:orphans="2" fo:widows="2"/>
      <style:text-properties fo:color="#ff3333" officeooo:rsid="00256923" officeooo:paragraph-rsid="00256923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ff3333" fo:letter-spacing="normal" fo:font-style="normal" fo:font-weight="normal" officeooo:rsid="002c0864" officeooo:paragraph-rsid="002c0864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ff3333" fo:letter-spacing="normal" fo:font-style="normal" fo:font-weight="normal" officeooo:rsid="002de6cd" officeooo:paragraph-rsid="002de6cd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ff3333" fo:letter-spacing="normal" fo:font-style="normal" fo:font-weight="normal" officeooo:rsid="002b0349" officeooo:paragraph-rsid="002b0349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3333" style:text-outline="false" style:font-name="HelveticaNeue" fo:font-size="12pt" fo:letter-spacing="normal" fo:font-style="normal" fo:font-weight="normal" officeooo:rsid="002ac289" officeooo:paragraph-rsid="002ac289" style:letter-kerning="false" style:font-size-asian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5eccd"/>
    </style:style>
    <style:style style:name="T3" style:family="text">
      <style:text-properties fo:font-style="normal" fo:font-weight="normal" officeooo:rsid="00182aee"/>
    </style:style>
    <style:style style:name="T4" style:family="text">
      <style:text-properties fo:font-style="normal" fo:font-weight="normal" officeooo:rsid="002249f1"/>
    </style:style>
    <style:style style:name="T5" style:family="text">
      <style:text-properties fo:font-style="normal" fo:font-weight="normal" officeooo:rsid="00256923"/>
    </style:style>
    <style:style style:name="T6" style:family="text">
      <style:text-properties officeooo:rsid="0018d5fc"/>
    </style:style>
    <style:style style:name="T7" style:family="text">
      <style:text-properties officeooo:rsid="001d310d"/>
    </style:style>
    <style:style style:name="T8" style:family="text">
      <style:text-properties officeooo:rsid="001f2dd7"/>
    </style:style>
    <style:style style:name="T9" style:family="text">
      <style:text-properties officeooo:rsid="001ffe71"/>
    </style:style>
    <style:style style:name="T10" style:family="text">
      <style:text-properties officeooo:rsid="0021c80f"/>
    </style:style>
    <style:style style:name="T11" style:family="text">
      <style:text-properties officeooo:rsid="0026bbff"/>
    </style:style>
    <style:style style:name="T12" style:family="text">
      <style:text-properties style:text-outline="false" style:font-name="HelveticaNeue" fo:font-size="12pt" style:letter-kerning="false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RUN pyspark</text:p>
      <text:p text:style-name="P4"/>
      <text:p text:style-name="P13"><text:a xlink:type="simple" xlink:href="https://blog.sicara.com/get-started-pyspark-jupyter-guide-tutorial-ae2fe84f594f" text:style-name="Internet_20_link" text:visited-style-name="Visited_20_Internet_20_Link">https://blog.sicara.com/get-started-pyspark-jupyter-guide-tutorial-ae2fe84f594f</text:a></text:p>
      <text:p text:style-name="P14"><text:a xlink:type="simple" xlink:href="https://www.analyticsvidhya.com/blog/2016/10/spark-dataframe-and-operations/" text:style-name="Internet_20_link" text:visited-style-name="Visited_20_Internet_20_Link">https://www.analyticsvidhya.com/blog/2016/10/spark-dataframe-and-operations/</text:a></text:p>
      <text:p text:style-name="P14"/>
      <text:p text:style-name="P3">Juste à copier coller dans après lancer le spark-shell</text:p>
      <text:p text:style-name="P3">É<text:span text:style-name="T7">tape: Datac → Tokenizer → HashingTF → Evaluator <text:s/></text:span></text:p>
      <text:p text:style-name="P2"/>
      <text:p text:style-name="P2">import org.apache.spark.ml.{Pipeline, PipelineModel}</text:p>
      <text:p text:style-name="P5">import org.apache.spark.ml.classification.LogisticRegression</text:p>
      <text:p text:style-name="P5">import org.apache.spark.ml.feature.{HashingTF, Tokenizer}</text:p>
      <text:p text:style-name="P5">import org.apache.spark.ml.linalg.Vector</text:p>
      <text:p text:style-name="P5">import org.apache.spark.sql.Row</text:p>
      <text:p text:style-name="P9"/>
      <text:p text:style-name="P5">// Liste de tuples (id, texte, label)</text:p>
      <text:p text:style-name="P8">//<text:span text:style-name="T11">On créé les données, avec la proba d'apparition du mot spark pour s'entrainer</text:span></text:p>
      <text:p text:style-name="P5">val entrainement = spark.createDataFrame(Seq(</text:p>
      <text:p text:style-name="P6"><text:s text:c="4"/><text:span text:style-name="T1">(0L, "a b c d e spark", 1.0),</text:span></text:p>
      <text:p text:style-name="P6"><text:s text:c="4"/><text:span text:style-name="T1">(1L, "b d", 0.0),</text:span></text:p>
      <text:p text:style-name="P6"><text:s text:c="4"/><text:span text:style-name="T1">(2L, "spark f g h", 1.0),</text:span></text:p>
      <text:p text:style-name="P6"><text:s text:c="4"/><text:span text:style-name="T1">(3L, "hadoop mapreduce", 0.0))).toDF("id", "texte", "label")</text:span></text:p>
      <text:p text:style-name="P6"><text:s text:c="9"/></text:p>
      <text:p text:style-name="P5">val tokenizer = new Tokenizer().</text:p>
      <text:p text:style-name="P6"><text:s text:c="4"/><text:span text:style-name="T1">setInputCol("texte").</text:span></text:p>
      <text:p text:style-name="P7"><text:span text:style-name="T1">//</text:span><text:span text:style-name="T2">Ajout de la colonne</text:span></text:p>
      <text:p text:style-name="P6"><text:s text:c="4"/><text:span text:style-name="T1">setOutputCol("mots")</text:span></text:p>
      <text:p text:style-name="P9"/>
      <text:p text:style-name="P5">// hashingTF : term frequency basee sur un hash de chaque terme</text:p>
      <text:p text:style-name="P5">val hashingTF = new HashingTF().</text:p>
      <text:p text:style-name="P6"><text:s text:c="4"/><text:span text:style-name="T1">setNumFeatures(20000).</text:span></text:p>
      <text:p text:style-name="P6"><text:s text:c="4"/><text:span text:style-name="T1">setInputCol(tokenizer.getOutputCol).</text:span></text:p>
      <text:p text:style-name="P7"><text:span text:style-name="T1">//</text:span><text:span text:style-name="T3">Génère la colonne</text:span></text:p>
      <text:p text:style-name="P6"><text:s text:c="4"/><text:span text:style-name="T1">setOutputCol("features")</text:span></text:p>
      <text:p text:style-name="P9"/>
      <text:p text:style-name="P10">//<text:span text:style-name="T6">Applique le transorfmer et affiche moi les 10 premiers résultats</text:span></text:p>
      <text:p text:style-name="P5">hashingTF.transform(tokenizer.transform(entrainement)).take(10).foreach(println)</text:p>
      <text:p text:style-name="P9"/>
      <text:p text:style-name="P10">//<text:span text:style-name="T7">Evalutateur, on affine la droite avec le nombre d'itération, et précision</text:span></text:p>
      <text:p text:style-name="P5">val regression = new LogisticRegression().</text:p>
      <text:p text:style-name="P6"><text:s text:c="4"/><text:span text:style-name="T1">setMaxIter(10).</text:span></text:p>
      <text:p text:style-name="P6"><text:s text:c="4"/><text:span text:style-name="T1">setRegParam(0.001)</text:span></text:p>
      <text:p text:style-name="P9"/>
      <text:p text:style-name="P10">//<text:span text:style-name="T8">Pipeline, n'est pas limité aux paramètres</text:span></text:p>
      <text:p text:style-name="P5">val pipeline = new Pipeline().</text:p>
      <text:p text:style-name="P6"><text:s text:c="4"/><text:span text:style-name="T1">setStages(Array(tokenizer, hashingTF, regression))</text:span></text:p>
      <text:p text:style-name="P9"/>
      <text:p text:style-name="P10">//<text:span text:style-name="T9">Entraine le modèle avec les données vu précédemment</text:span></text:p>
      <text:p text:style-name="P5">val modele = pipeline.fit(entrainement)</text:p>
      <text:p text:style-name="P9"/>
      <text:p text:style-name="P10">//<text:span text:style-name="T10">Est-ce que le mot «spark» apparaît dans les données suivantes</text:span></text:p>
      <text:p text:style-name="P5">val test = spark.createDataFrame(Seq(</text:p>
      <text:p text:style-name="P6"><text:s text:c="4"/><text:span text:style-name="T1">(4L, "spark i j k"),</text:span></text:p>
      <text:p text:style-name="P6"><text:s text:c="4"/><text:span text:style-name="T1">(5L, "l m n"),</text:span></text:p>
      <text:p text:style-name="P6"><text:s text:c="4"/><text:span text:style-name="T1">(6L, "spark hadoop spark"),</text:span></text:p>
      <text:p text:style-name="P6"><text:s text:c="4"/><text:span text:style-name="T1">(7L, "apache hadoop"))).toDF("id", "texte")</text:span></text:p>
      <text:p text:style-name="P9"/>
      <text:p text:style-name="P5">modele.transform(test).</text:p>
      <text:p text:style-name="P6"><text:s text:c="4"/><text:span text:style-name="T1">select("id", "texte", "probability", "prediction").</text:span></text:p>
      <text:p text:style-name="P6"><text:s text:c="4"/><text:span text:style-name="T1">collect().foreach {</text:span></text:p>
      <text:p text:style-name="P6"><text:s text:c="4"/><text:span text:style-name="T1">case Row(id: Long, texte: String, prob: Vector, prediction: Double) =&gt;</text:span></text:p>
      <text:p text:style-name="P6"><text:s text:c="4"/><text:span text:style-name="T1">println(s"($id, $texte) --&gt; prob=$prob, prediction=$prediction")}</text:span></text:p>
      <text:p text:style-name="P7"><text:span text:style-name="T1">//</text:span><text:span text:style-name="T4">Si prediction = 1.0 →</text:span><text:span text:style-name="T5"> </text:span><text:span text:style-name="T4">trouvé</text:span></text:p>
      <text:p text:style-name="P9"/>
      <text:p text:style-name="P11"><text:soft-page-break/>Il faut entrainer le modèle, avec les nouvelles données générées</text:p>
      <text:p text:style-name="P5"/>
      <text:p text:style-name="P5"/>
      <text:p text:style-name="P5">------</text:p>
      <text:p text:style-name="P5">import org.apache.spark.ml.clustering.KMeans</text:p>
      <text:p text:style-name="P5">import org.apache.spark.ml.evaluation.ClusteringEvaluator</text:p>
      <text:p text:style-name="P9"/>
      <text:p text:style-name="P1"><text:a xlink:type="simple" xlink:href="https://github.com/apache/spark/blob/master/data/mllib/sample_kmeans_data.txt" text:style-name="Internet_20_link" text:visited-style-name="Visited_20_Internet_20_Link"><text:span text:style-name="T12">https://github.com/apache/spark/blob/master/data/mllib/sample_kmeans_data.txt</text:span></text:a></text:p>
      <text:p text:style-name="P16">(présent aussi normalement dans l'installation de spark)</text:p>
      <text:p text:style-name="P5"/>
      <text:p text:style-name="P5">// fichier data: spark-2.4.0/data/mllib/sample_kmeans_data.txt</text:p>
      <text:p text:style-name="P5">val dataset = spark.read.format("libsvm").load("/Users/olivierperrin/Desktop/sample_kmeans_data.txt")</text:p>
      <text:p text:style-name="P9"/>
      <text:p text:style-name="P5">val kmeans = new KMeans().setK(3).setSeed(1L)</text:p>
      <text:p text:style-name="P5">val model = kmeans.fit(dataset)</text:p>
      <text:p text:style-name="P9"/>
      <text:p text:style-name="P5">// Predictions</text:p>
      <text:p text:style-name="P5">val predictions = model.transform(dataset)</text:p>
      <text:p text:style-name="P9"/>
      <text:p text:style-name="P5">// Evaluation de la classification</text:p>
      <text:p text:style-name="P5">val evaluateur = new ClusteringEvaluator()</text:p>
      <text:p text:style-name="P9"/>
      <text:p text:style-name="P5">val sed = evaluateur.evaluate(predictions)</text:p>
      <text:p text:style-name="P5">println(s"Squared euclidean distance = $sed")</text:p>
      <text:p text:style-name="P9"/>
      <text:p text:style-name="P5">// Affiche les resultats</text:p>
      <text:p text:style-name="P5">println("Cluster Centers: ")</text:p>
      <text:p text:style-name="P12">model.clusterCenters.foreach(printl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09:11:21.942979000</meta:creation-date>
    <dc:date>2019-01-21T18:59:52.519934000</dc:date>
    <meta:editing-duration>PT2H22M37S</meta:editing-duration>
    <meta:editing-cycles>23</meta:editing-cycles>
    <meta:generator>LibreOffice/4.3.4.1$MacOSX_x86 LibreOffice_project/bc356b2f991740509f321d70e4512a6a54c5f243</meta:generator>
    <meta:document-statistic meta:table-count="0" meta:image-count="0" meta:object-count="0" meta:page-count="2" meta:paragraph-count="70" meta:word-count="303" meta:character-count="3005" meta:non-whitespace-character-count="2681"/>
  </office:meta>
</office:document-meta>
</file>